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dResourceComparator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edResourceComparator.resourceCompare( Resource foo , Resource b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dResourceComparator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gatedResourceComparator.add( ResourceComparato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edResourceComparator.dieOnCircularReference( Stack stk , Project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